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2T11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Style Change.</text:h>
      <text:p text:style-name="Text_20_body">In this example, the following paragraph will have its style changed from 'Default' to 'Text Body'.</text:p>
      <text:p text:style-name="Text_20_body" ac:change001="ct1,modify,text:style-name,Standard">This paragraph will have its style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2T10:50:56</meta:creation-date>
    <dc:date>2010-06-22T10:53:22</dc:date>
    <dc:creator>Tristan Mitchell</dc:creator>
    <meta:editing-duration>PT00H01M30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26" meta:character-count="164"/>
  </office:meta>
</office:document-meta>
</file>